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4AD17A4D9F0A443E0A2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640000004AD88FC52DBCACCDD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2-title">
      <style:graphic-properties draw:auto-grow-height="true" fo:min-height="2.4cm"/>
    </style:style>
    <style:style style:name="pr4" style:family="presentation" style:parent-style-name="LushGreen2-outline1">
      <style:graphic-properties fo:min-height="11.93cm"/>
    </style:style>
    <style:style style:name="pr5" style:family="presentation" style:parent-style-name="LushGreen2-notes">
      <style:graphic-properties draw:fill-color="#ffffff" draw:auto-grow-height="true" fo:min-height="13.364cm"/>
    </style:style>
    <style:style style:name="pr6" style:family="presentation" style:parent-style-name="LushGreen2-title">
      <style:graphic-properties fo:min-height="2.4cm"/>
    </style:style>
    <style:style style:name="pr7" style:family="presentation" style:parent-style-name="LushGreen2-outline1">
      <style:graphic-properties fo:min-height="13.636cm"/>
    </style:style>
    <style:style style:name="pr8" style:family="presentation" style:parent-style-name="LushGreen2-notes">
      <style:graphic-properties draw:fill-color="#ffffff" fo:min-height="13.364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outline1">
      <style:graphic-properties fo:min-height="11.93cm"/>
    </style:style>
    <style:style style:name="pr11" style:family="presentation" style:parent-style-name="LushGreen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36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Contillini O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Que hicimos?</text:p>
          </draw:text-box>
        </draw:frame>
        <draw:frame presentation:style-name="pr4" draw:layer="layout" svg:width="12.297cm" svg:height="14.909cm" svg:x="1.4cm" svg:y="5.091cm" presentation:class="outline" presentation:user-transformed="true">
          <draw:text-box>
            <text:list text:style-name="L2">
              <text:list-item>
                <text:p>SJF</text:p>
              </text:list-item>
              <text:list-item>
                <text:p>FCFS</text:p>
              </text:list-item>
              <text:list-item>
                <text:p>Priority No Exp</text:p>
              </text:list-item>
              <text:list-item>
                <text:p>Priority Exp</text:p>
              </text:list-item>
              <text:list-item>
                <text:p>RR</text:p>
              </text:list-item>
              <text:list-item>
                <text:p>RR Priority No Exp</text:p>
              </text:list-item>
              <text:list-item>
                <text:p>RR Priority Exp</text:p>
              </text:list-item>
            </text:list>
          </draw:text-box>
        </draw:frame>
        <draw:frame presentation:style-name="pr4" draw:layer="layout" svg:width="12.297cm" svg:height="15.309cm" svg:x="14.313cm" svg:y="5.091cm" presentation:class="outline" presentation:user-transformed="true">
          <draw:text-box>
            <text:list text:style-name="L2">
              <text:list-item>
                <text:p>Batch</text:p>
              </text:list-item>
              <text:list-item>
                <text:p>Paginación</text:p>
              </text:list-item>
              <text:list-item>
                <text:p>Paginación bajo demanda</text:p>
                <text:p/>
              </text:list-item>
            </text:list>
          </draw:text-box>
        </draw:frame>
        <draw:frame draw:style-name="gr2" draw:text-style-name="P2" draw:layer="layout" svg:width="11.8cm" svg:height="1.508cm" svg:x="1.4cm" svg:y="3.4cm">
          <draw:text-box>
            <text:p>Schedulers</text:p>
          </draw:text-box>
        </draw:frame>
        <draw:frame draw:style-name="gr2" draw:text-style-name="P2" draw:layer="layout" svg:width="11.8cm" svg:height="1.508cm" svg:x="14.2cm" svg:y="3.4cm">
          <draw:text-box>
            <text:p>Memoria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2" presentation:presentation-page-layout-name="AL2T3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imulador</text:p>
          </draw:text-box>
        </draw:frame>
        <draw:frame presentation:style-name="pr7" draw:layer="layout" svg:width="12.297cm" svg:height="13.886cm" svg:x="1.4cm" svg:y="4.914cm" presentation:class="outline">
          <draw:text-box>
            <text:list text:style-name="L2">
              <text:list-item>
                <text:p text:style-name="P4">Configurable</text:p>
              </text:list-item>
              <text:list-item>
                <text:p text:style-name="P4">Estadísticas</text:p>
              </text:list-item>
              <text:list-item>
                <text:p text:style-name="P4">Consola</text:p>
              </text:list-item>
              <text:list-item>
                <text:p text:style-name="P4">File System</text:p>
              </text:list-item>
              <text:list-item>
                <text:p text:style-name="P4">157 Test</text:p>
                <text:p text:style-name="P4"/>
              </text:list-item>
            </text:list>
          </draw:text-box>
        </draw:frame>
        <draw:frame presentation:style-name="pr7" draw:layer="layout" svg:width="12.297cm" svg:height="13.886cm" svg:x="14.313cm" svg:y="4.914cm" presentation:class="outline">
          <draw:text-box>
            <text:list text:style-name="L2">
              <text:list-item>
                <text:p text:style-name="P4">Concurrencia</text:p>
                <text:p text:style-name="P4">- 4 Threads</text:p>
              </text:list-item>
              <text:list-item>
                <text:p text:style-name="P4">Clocks:</text:p>
                <text:p text:style-name="P4">- CPU - 1</text:p>
                <text:p text:style-name="P4">- IO KeyBoard - 1.2</text:p>
                <text:p text:style-name="P4">- IO Screen - 1.5</text:p>
                <text:p>- IO Printer - 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Pendiente</text:p>
          </draw:text-box>
        </draw:frame>
        <draw:frame presentation:style-name="pr10" draw:layer="layout" svg:width="25.4cm" svg:height="16cm" svg:x="1.2cm" svg:y="4cm" presentation:class="outline" presentation:user-transformed="true">
          <draw:text-box>
            <text:list text:style-name="L2">
              <text:list-item>
                <text:p>Asignación continua (FF, BF, WF)</text:p>
              </text:list-item>
              <text:list-item>
                <text:p>Instrucciones reales (MOV, ADD, JMP, etc)</text:p>
              </text:list-item>
              <text:list-item>
                <text:p>Instrucción: definir variable</text:p>
              </text:list-item>
              <text:list-item>
                <text:p>Usuarios (grupos de usuarios)</text:p>
              </text:list-item>
              <text:list-item>
                <text:p>Seguridad (permisos de grupo, permiso de carpe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svg:stroke-color="#000000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54:34.197298074</meta:creation-date>
    <meta:editing-duration>PT14M48S</meta:editing-duration>
    <meta:editing-cycles>3</meta:editing-cycles>
    <meta:generator>LibreOffice/6.0.5.2$Linux_X86_64 LibreOffice_project/00m0$Build-2</meta:generator>
    <dc:title>Lush Green</dc:title>
    <dc:date>2018-07-03T16:37:53.507646223</dc:date>
    <meta:document-statistic meta:object-count="73"/>
  </office:meta>
</office:document-meta>
</file>